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 New Roman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MT" fo:font-size="12pt" style:font-name-asian="ArialMT" style:font-size-asian="12pt" style:font-name-complex="ArialM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://extensao.cecierj.edu.br/saladeaula/mod/assignment/upload.php" xlink:type="simple">
          <form:properties>
            <form:property form:property-name="PropertyChangeNotificationEnabled" office:value-type="boolean" office:boolean-value="true"/>
          </form:properties>
          <form:hidden form:name="id" form:control-implementation="ooo:com.sun.star.form.component.HiddenControl" xml:id="control1" form:id="control1" form:value="18658"/>
          <form:hidden form:name="MAX_FILE_SIZE" form:control-implementation="ooo:com.sun.star.form.component.HiddenControl" xml:id="control2" form:id="control2" form:value="1048576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presa Auto-Run</text:p>
      <text:p text:style-name="P6"/>
      <text:p text:style-name="P5">Mapeamento do modelo conceitual para o modelo lógico</text:p>
      <text:p text:style-name="P6"/>
      <text:p text:style-name="P6"><text:tab/>Tomando como base o mapeamento para os diversos tipos de relacionamentos binários, o modelo entidade/relacionamento mapeada para o modelo relacional resultará nas seguintes tabelas:</text:p>
      <text:p text:style-name="P6"/>
      <text:p text:style-name="P6">CLIENTE (<text:span text:style-name="T1">CPF</text:span>, Nome, Endereco, Telefone)</text:p>
      <text:p text:style-name="P6"/>
      <text:p text:style-name="P6">SERVICO (<text:span text:style-name="T1">NoServico</text:span>, Valor, Data, Descricao, NoOrcam)</text:p>
      <text:p text:style-name="P6"/>
      <text:p text:style-name="P6">PAGA (<text:span text:style-name="T1">NoPaga</text:span>, CPF, NoServico, NotaFiscal, DataPag)</text:p>
      <text:p text:style-name="P6"/>
      <text:p text:style-name="P6">ORCAMENTO (<text:span text:style-name="T1">NoOrcam</text:span>, CPF, Valor, Data, Descricao)</text:p>
      <text:p text:style-name="P6"/>
      <text:p text:style-name="P6">LISTA (<text:span text:style-name="T1">NoLista</text:span>, NoOrcam, NoPeca)</text:p>
      <text:p text:style-name="P6"/>
      <text:p text:style-name="P6">PECA (<text:span text:style-name="T1">NoPeca</text:span>, Nome, Quantidade, ValorUnitario, Fabricante)</text:p>
      <text:p text:style-name="P6"/>
      <text:p text:style-name="P6">USA (<text:span text:style-name="T1">NoUsa</text:span>, NoServico, NoPeca)</text:p>
      <text:p text:style-name="P6"/>
      <text:p text:style-name="P6">ELABORA <text:s/>(<text:span text:style-name="T1">NoElaborado</text:span>, NoOrcam, MatriculaMec)</text:p>
      <text:p text:style-name="P6"/>
      <text:p text:style-name="P6">MECANICO (<text:span text:style-name="T1">MatriculaMec</text:span>, Nome, Telefone, Salario)</text:p>
      <text:p text:style-name="P6"/>
      <text:p text:style-name="P6">EXECUTA (<text:span text:style-name="T1">NoExecuta</text:span>, NoServico, MatriculaMec)</text:p>
      <text:p text:style-name="P6"/>
      <text:p text:style-name="P6"/>
      <text:p text:style-name="P6"/>
      <text:p text:style-name="P6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-BoldMT" svg:font-family="Arial-BoldMT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0.801cm" fo:margin-right="0.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4T11:17:25.29</meta:creation-date>
    <dc:date>2016-05-18T16:03:19.67</dc:date>
    <meta:editing-duration>PT10H30M45S</meta:editing-duration>
    <meta:editing-cycles>44</meta:editing-cycles>
    <meta:generator>LibreOffice/3.4$Win32 LibreOffice_project/340m1$Build-502</meta:generator>
    <meta:print-date>2011-09-13T13:19:45.41</meta:print-date>
    <meta:document-statistic meta:table-count="0" meta:image-count="0" meta:object-count="0" meta:page-count="1" meta:paragraph-count="13" meta:word-count="84" meta:character-count="696" meta:non-whitespace-character-count="623"/>
  </office:meta>
</office:document-meta>
</file>